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874in"/>
    </style:style>
    <style:style style:name="co2" style:family="table-column">
      <style:table-column-properties fo:break-before="auto" style:column-width="6.272in"/>
    </style:style>
    <style:style style:name="co3" style:family="table-column">
      <style:table-column-properties fo:break-before="auto" style:column-width="0.7445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3.8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ce3"/>
        <table:table-row table:style-name="ro1">
          <table:table-cell office:value-type="string">
            <text:p><text:s/>CHIP-LED0805</text:p>
          </table:table-cell>
          <table:table-cell office:value-type="string">
            <text:p>LED1 LED2</text:p>
          </table:table-cell>
          <table:table-cell office:value-type="string">
            <text:p>75-102-55</text:p>
          </table:table-cell>
          <table:table-cell office:value-type="float" office:value="2">
            <text:p>2</text:p>
          </table:table-cell>
          <table:table-cell office:value-type="float" office:value="0.88">
            <text:p>0.88</text:p>
          </table:table-cell>
          <table:table-cell office:value-type="float" office:value="0.52">
            <text:p>0.52</text:p>
          </table:table-cell>
          <table:table-cell office:value-type="string">
            <text:p>https://www.elfa.se/elfa3~dk_en/elfa/init.do?item=75-102-55</text:p>
          </table:table-cell>
          <table:table-cell table:formula="of:=[.D1]*[.E1]" office:value-type="float" office:value="1.76">
            <text:p>1.76</text:p>
          </table:table-cell>
          <table:table-cell table:formula="of:=[.D1]*[.F1]" office:value-type="float" office:value="1.04">
            <text:p>1.04</text:p>
          </table:table-cell>
        </table:table-row>
        <table:table-row table:style-name="ro1">
          <table:table-cell office:value-type="string">
            <text:p><text:s/>MINIMELF</text:p>
          </table:table-cell>
          <table:table-cell office:value-type="string">
            <text:p>D1 D2 D16</text:p>
          </table:table-cell>
          <table:table-cell office:value-type="string">
            <text:p>70-186-09</text:p>
          </table:table-cell>
          <table:table-cell office:value-type="float" office:value="3">
            <text:p>3</text:p>
          </table:table-cell>
          <table:table-cell office:value-type="float" office:value="0.42">
            <text:p>0.42</text:p>
          </table:table-cell>
          <table:table-cell office:value-type="float" office:value="0.21">
            <text:p>0.21</text:p>
          </table:table-cell>
          <table:table-cell office:value-type="string">
            <text:p>https://www.elfa.se/elfa3~dk_en/elfa/init.do?item=70-186-09</text:p>
          </table:table-cell>
          <table:table-cell table:formula="of:=[.D2]*[.E2]" office:value-type="float" office:value="1.26">
            <text:p>1.26</text:p>
          </table:table-cell>
          <table:table-cell table:formula="of:=[.D2]*[.F2]" office:value-type="float" office:value="0.63">
            <text:p>0.63</text:p>
          </table:table-cell>
        </table:table-row>
        <table:table-row table:style-name="ro1">
          <table:table-cell office:value-type="string">
            <text:p><text:s/>TO220ACS</text:p>
          </table:table-cell>
          <table:table-cell office:value-type="string">
            <text:p>D15</text:p>
          </table:table-cell>
          <table:table-cell office:value-type="string">
            <text:p>70-140-30</text:p>
          </table:table-cell>
          <table:table-cell office:value-type="float" office:value="1">
            <text:p>1</text:p>
          </table:table-cell>
          <table:table-cell office:value-type="float" office:value="4.33">
            <text:p>4.33</text:p>
          </table:table-cell>
          <table:table-cell office:value-type="float" office:value="2.57">
            <text:p>2.57</text:p>
          </table:table-cell>
          <table:table-cell office:value-type="string">
            <text:p>https://www.elfa.se/elfa3~dk_en/elfa/init.do?item=70-140-30</text:p>
          </table:table-cell>
          <table:table-cell table:formula="of:=[.D3]*[.E3]" office:value-type="float" office:value="4.33">
            <text:p>4.33</text:p>
          </table:table-cell>
          <table:table-cell table:formula="of:=[.D3]*[.F3]" office:value-type="float" office:value="2.57">
            <text:p>2.57</text:p>
          </table:table-cell>
        </table:table-row>
        <table:table-row table:style-name="ro1">
          <table:table-cell office:value-type="string">
            <text:p><text:s/>W237-102</text:p>
          </table:table-cell>
          <table:table-cell office:value-type="string">
            <text:p>X3</text:p>
          </table:table-cell>
          <table:table-cell office:value-type="string">
            <text:p>48-375-06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1.1">
            <text:p>1.1</text:p>
          </table:table-cell>
          <table:table-cell office:value-type="string">
            <text:p>https://www.elfa.se/elfa3~dk_en/elfa/init.do?item=48-375-06</text:p>
          </table:table-cell>
          <table:table-cell table:formula="of:=[.D4]*[.E4]" office:value-type="float" office:value="2.5">
            <text:p>2.50</text:p>
          </table:table-cell>
          <table:table-cell table:formula="of:=[.D4]*[.F4]" office:value-type="float" office:value="1.1">
            <text:p>1.10</text:p>
          </table:table-cell>
        </table:table-row>
        <table:table-row table:style-name="ro1">
          <table:table-cell office:value-type="string">
            <text:p><text:s/>W237-103</text:p>
          </table:table-cell>
          <table:table-cell office:value-type="string">
            <text:p>X1 X2</text:p>
          </table:table-cell>
          <table:table-cell office:value-type="string">
            <text:p>48-375-14</text:p>
          </table:table-cell>
          <table:table-cell office:value-type="float" office:value="2">
            <text:p>2</text:p>
          </table:table-cell>
          <table:table-cell office:value-type="float" office:value="3.67">
            <text:p>3.67</text:p>
          </table:table-cell>
          <table:table-cell office:value-type="float" office:value="1.62">
            <text:p>1.62</text:p>
          </table:table-cell>
          <table:table-cell office:value-type="string">
            <text:p>https://www.elfa.se/elfa3~dk_en/elfa/init.do?item=48-375-14</text:p>
          </table:table-cell>
          <table:table-cell table:formula="of:=[.D5]*[.E5]" office:value-type="float" office:value="7.34">
            <text:p>7.34</text:p>
          </table:table-cell>
          <table:table-cell table:formula="of:=[.D5]*[.F5]" office:value-type="float" office:value="3.24">
            <text:p>3.24</text:p>
          </table:table-cell>
        </table:table-row>
        <table:table-row table:style-name="ro1">
          <table:table-cell office:value-type="string">
            <text:p>1000uF/16V E5-13</text:p>
          </table:table-cell>
          <table:table-cell office:value-type="string">
            <text:p>C18</text:p>
          </table:table-cell>
          <table:table-cell office:value-type="string">
            <text:p>67-183-32</text:p>
          </table:table-cell>
          <table:table-cell office:value-type="float" office:value="1">
            <text:p>1</text:p>
          </table:table-cell>
          <table:table-cell office:value-type="float" office:value="6.23">
            <text:p>6.23</text:p>
          </table:table-cell>
          <table:table-cell office:value-type="float" office:value="4.69">
            <text:p>4.69</text:p>
          </table:table-cell>
          <table:table-cell office:value-type="string">
            <text:p>https://www.elfa.se/elfa3~dk_en/elfa/init.do?item=67-183-32</text:p>
          </table:table-cell>
          <table:table-cell table:formula="of:=[.D6]*[.E6]" office:value-type="float" office:value="6.23">
            <text:p>6.23</text:p>
          </table:table-cell>
          <table:table-cell table:formula="of:=[.D6]*[.F6]" office:value-type="float" office:value="4.69">
            <text:p>4.69</text:p>
          </table:table-cell>
        </table:table-row>
        <table:table-row table:style-name="ro1">
          <table:table-cell office:value-type="string">
            <text:p>100k 0805</text:p>
          </table:table-cell>
          <table:table-cell office:value-type="string">
            <text:p>R43 R46 R50</text:p>
          </table:table-cell>
          <table:table-cell office:value-type="string">
            <text:p>60-179-74</text:p>
          </table:table-cell>
          <table:table-cell office:value-type="float" office:value="3">
            <text:p>3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9-74</text:p>
          </table:table-cell>
          <table:table-cell table:formula="of:=[.D7]*[.E7]" office:value-type="float" office:value="2.136">
            <text:p>2.14</text:p>
          </table:table-cell>
          <table:table-cell table:formula="of:=[.D7]*[.F7]" office:value-type="float" office:value="0.684">
            <text:p>0.68</text:p>
          </table:table-cell>
        </table:table-row>
        <table:table-row table:style-name="ro1">
          <table:table-cell office:value-type="string">
            <text:p>100nF 0805</text:p>
          </table:table-cell>
          <table:table-cell office:value-type="string">
            <text:p>C1 C2 C6 C7 C8 C9 C10 C11 C12 C13 C14 C19 C23 C26 C28 C29 C31</text:p>
          </table:table-cell>
          <table:table-cell office:value-type="string">
            <text:p>65-724-19</text:p>
          </table:table-cell>
          <table:table-cell office:value-type="float" office:value="17">
            <text:p>17</text:p>
          </table:table-cell>
          <table:table-cell office:value-type="float" office:value="0.37">
            <text:p>0.37</text:p>
          </table:table-cell>
          <table:table-cell office:value-type="float" office:value="0.08">
            <text:p>0.08</text:p>
          </table:table-cell>
          <table:table-cell office:value-type="string">
            <text:p>https://www.elfa.se/elfa3~dk_en/elfa/init.do?item=65-724-19</text:p>
          </table:table-cell>
          <table:table-cell table:formula="of:=[.D8]*[.E8]" office:value-type="float" office:value="6.29">
            <text:p>6.29</text:p>
          </table:table-cell>
          <table:table-cell table:formula="of:=[.D8]*[.F8]" office:value-type="float" office:value="1.36">
            <text:p>1.36</text:p>
          </table:table-cell>
        </table:table-row>
        <table:table-row table:style-name="ro1">
          <table:table-cell office:value-type="string">
            <text:p>10R 0805</text:p>
          </table:table-cell>
          <table:table-cell office:value-type="string">
            <text:p>R41</text:p>
          </table:table-cell>
          <table:table-cell office:value-type="string">
            <text:p>60-170-16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0-16</text:p>
          </table:table-cell>
          <table:table-cell table:formula="of:=[.D9]*[.E9]" office:value-type="float" office:value="0.712">
            <text:p>0.71</text:p>
          </table:table-cell>
          <table:table-cell table:formula="of:=[.D9]*[.F9]" office:value-type="float" office:value="0.228">
            <text:p>0.23</text:p>
          </table:table-cell>
        </table:table-row>
        <table:table-row table:style-name="ro1">
          <table:table-cell office:value-type="string">
            <text:p>10k 0805</text:p>
          </table:table-cell>
          <table:table-cell office:value-type="string">
            <text:p>R8 R9 R42 R49 R53</text:p>
          </table:table-cell>
          <table:table-cell office:value-type="string">
            <text:p>60-177-35</text:p>
          </table:table-cell>
          <table:table-cell office:value-type="float" office:value="5">
            <text:p>5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7-35</text:p>
          </table:table-cell>
          <table:table-cell table:formula="of:=[.D10]*[.E10]" office:value-type="float" office:value="3.56">
            <text:p>3.56</text:p>
          </table:table-cell>
          <table:table-cell table:formula="of:=[.D10]*[.F10]" office:value-type="float" office:value="1.14">
            <text:p>1.14</text:p>
          </table:table-cell>
        </table:table-row>
        <table:table-row table:style-name="ro1">
          <table:table-cell office:value-type="string">
            <text:p>10uF 0805</text:p>
          </table:table-cell>
          <table:table-cell office:value-type="string">
            <text:p>C15 C16</text:p>
          </table:table-cell>
          <table:table-cell office:value-type="string">
            <text:p>65-721-11</text:p>
          </table:table-cell>
          <table:table-cell office:value-type="float" office:value="2">
            <text:p>2</text:p>
          </table:table-cell>
          <table:table-cell office:value-type="float" office:value="0.96">
            <text:p>0.96</text:p>
          </table:table-cell>
          <table:table-cell office:value-type="float" office:value="0.52">
            <text:p>0.52</text:p>
          </table:table-cell>
          <table:table-cell office:value-type="string">
            <text:p>https://www.elfa.se/elfa3~dk_en/elfa/init.do?item=65-721-11</text:p>
          </table:table-cell>
          <table:table-cell table:formula="of:=[.D11]*[.E11]" office:value-type="float" office:value="1.92">
            <text:p>1.92</text:p>
          </table:table-cell>
          <table:table-cell table:formula="of:=[.D11]*[.F11]" office:value-type="float" office:value="1.04">
            <text:p>1.04</text:p>
          </table:table-cell>
        </table:table-row>
        <table:table-row table:style-name="ro1">
          <table:table-cell office:value-type="string">
            <text:p>10uF 1210</text:p>
          </table:table-cell>
          <table:table-cell office:value-type="string">
            <text:p>C3</text:p>
          </table:table-cell>
          <table:table-cell office:value-type="string">
            <text:p>65-721-16</text:p>
          </table:table-cell>
          <table:table-cell office:value-type="float" office:value="1">
            <text:p>1</text:p>
          </table:table-cell>
          <table:table-cell office:value-type="float" office:value="3.01">
            <text:p>3.01</text:p>
          </table:table-cell>
          <table:table-cell office:value-type="float" office:value="1.84">
            <text:p>1.84</text:p>
          </table:table-cell>
          <table:table-cell office:value-type="string">
            <text:p>https://www.elfa.se/elfa3~dk_en/elfa/init.do?item=65-721-16</text:p>
          </table:table-cell>
          <table:table-cell table:formula="of:=[.D12]*[.E12]" office:value-type="float" office:value="3.01">
            <text:p>3.01</text:p>
          </table:table-cell>
          <table:table-cell table:formula="of:=[.D12]*[.F12]" office:value-type="float" office:value="1.84">
            <text:p>1.84</text:p>
          </table:table-cell>
        </table:table-row>
        <table:table-row table:style-name="ro1">
          <table:table-cell office:value-type="string">
            <text:p>1200uF/35V E5-13</text:p>
          </table:table-cell>
          <table:table-cell office:value-type="string">
            <text:p>C17</text:p>
          </table:table-cell>
          <table:table-cell office:value-type="string">
            <text:p>67-185-30</text:p>
          </table:table-cell>
          <table:table-cell office:value-type="float" office:value="1">
            <text:p>1</text:p>
          </table:table-cell>
          <table:table-cell office:value-type="float" office:value="8.72">
            <text:p>8.72</text:p>
          </table:table-cell>
          <table:table-cell office:value-type="float" office:value="6.45">
            <text:p>6.45</text:p>
          </table:table-cell>
          <table:table-cell office:value-type="string">
            <text:p>https://www.elfa.se/elfa3~dk_en/elfa/init.do?item=67-185-30</text:p>
          </table:table-cell>
          <table:table-cell table:formula="of:=[.D13]*[.E13]" office:value-type="float" office:value="8.72">
            <text:p>8.72</text:p>
          </table:table-cell>
          <table:table-cell table:formula="of:=[.D13]*[.F13]" office:value-type="float" office:value="6.45">
            <text:p>6.45</text:p>
          </table:table-cell>
        </table:table-row>
        <table:table-row table:style-name="ro1">
          <table:table-cell office:value-type="string">
            <text:p>15k 0805</text:p>
          </table:table-cell>
          <table:table-cell office:value-type="string">
            <text:p>R36</text:p>
          </table:table-cell>
          <table:table-cell office:value-type="string">
            <text:p>60-177-76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7-76</text:p>
          </table:table-cell>
          <table:table-cell table:formula="of:=[.D14]*[.E14]" office:value-type="float" office:value="0.712">
            <text:p>0.71</text:p>
          </table:table-cell>
          <table:table-cell table:formula="of:=[.D14]*[.F14]" office:value-type="float" office:value="0.228">
            <text:p>0.23</text:p>
          </table:table-cell>
        </table:table-row>
        <table:table-row table:style-name="ro1">
          <table:table-cell office:value-type="string">
            <text:p>16p 0805</text:p>
          </table:table-cell>
          <table:table-cell office:value-type="string">
            <text:p>C4 C5</text:p>
          </table:table-cell>
          <table:table-cell office:value-type="string">
            <text:p>65-723-94</text:p>
          </table:table-cell>
          <table:table-cell office:value-type="float" office:value="2">
            <text:p>2</text:p>
          </table:table-cell>
          <table:table-cell office:value-type="float" office:value="0.37">
            <text:p>0.37</text:p>
          </table:table-cell>
          <table:table-cell office:value-type="float" office:value="0.08">
            <text:p>0.08</text:p>
          </table:table-cell>
          <table:table-cell office:value-type="string">
            <text:p>https://www.elfa.se/elfa3~dk_en/elfa/init.do?item=65-723-94</text:p>
          </table:table-cell>
          <table:table-cell table:formula="of:=[.D15]*[.E15]" office:value-type="float" office:value="0.74">
            <text:p>0.74</text:p>
          </table:table-cell>
          <table:table-cell table:formula="of:=[.D15]*[.F15]" office:value-type="float" office:value="0.16">
            <text:p>0.16</text:p>
          </table:table-cell>
        </table:table-row>
        <table:table-row table:style-name="ro1">
          <table:table-cell office:value-type="string">
            <text:p>18k 0805</text:p>
          </table:table-cell>
          <table:table-cell office:value-type="string">
            <text:p>R11</text:p>
          </table:table-cell>
          <table:table-cell office:value-type="string">
            <text:p>60-177-92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7-92</text:p>
          </table:table-cell>
          <table:table-cell table:formula="of:=[.D16]*[.E16]" office:value-type="float" office:value="0.712">
            <text:p>0.71</text:p>
          </table:table-cell>
          <table:table-cell table:formula="of:=[.D16]*[.F16]" office:value-type="float" office:value="0.228">
            <text:p>0.23</text:p>
          </table:table-cell>
        </table:table-row>
        <table:table-row table:style-name="ro1">
          <table:table-cell office:value-type="string">
            <text:p>1k 0805</text:p>
          </table:table-cell>
          <table:table-cell office:value-type="string">
            <text:p>R16 R17 R18 R19 R20 R21 R22 R23 R24 R25 R26 R27 R28 R29 R30 R31 R32 R38 R39 R40 R48</text:p>
          </table:table-cell>
          <table:table-cell office:value-type="string">
            <text:p>60-174-95</text:p>
          </table:table-cell>
          <table:table-cell office:value-type="float" office:value="21">
            <text:p>2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4-95</text:p>
          </table:table-cell>
          <table:table-cell table:formula="of:=[.D17]*[.E17]" office:value-type="float" office:value="14.952">
            <text:p>14.95</text:p>
          </table:table-cell>
          <table:table-cell table:formula="of:=[.D17]*[.F17]" office:value-type="float" office:value="4.788">
            <text:p>4.79</text:p>
          </table:table-cell>
        </table:table-row>
        <table:table-row table:style-name="ro1">
          <table:table-cell office:value-type="string">
            <text:p>1nF 0805</text:p>
          </table:table-cell>
          <table:table-cell office:value-type="string">
            <text:p>C25 C27 C30</text:p>
          </table:table-cell>
          <table:table-cell office:value-type="string">
            <text:p>65-724-07</text:p>
          </table:table-cell>
          <table:table-cell office:value-type="float" office:value="3">
            <text:p>3</text:p>
          </table:table-cell>
          <table:table-cell office:value-type="float" office:value="0.37">
            <text:p>0.37</text:p>
          </table:table-cell>
          <table:table-cell office:value-type="float" office:value="0.08">
            <text:p>0.08</text:p>
          </table:table-cell>
          <table:table-cell office:value-type="string">
            <text:p>https://www.elfa.se/elfa3~dk_en/elfa/init.do?item=65-724-07</text:p>
          </table:table-cell>
          <table:table-cell table:formula="of:=[.D18]*[.E18]" office:value-type="float" office:value="1.11">
            <text:p>1.11</text:p>
          </table:table-cell>
          <table:table-cell table:formula="of:=[.D18]*[.F18]" office:value-type="float" office:value="0.24">
            <text:p>0.24</text:p>
          </table:table-cell>
        </table:table-row>
        <table:table-row table:style-name="ro1">
          <table:table-cell office:value-type="string">
            <text:p>2.2 nF 0805</text:p>
          </table:table-cell>
          <table:table-cell office:value-type="string">
            <text:p>C21</text:p>
          </table:table-cell>
          <table:table-cell office:value-type="string">
            <text:p>65-724-09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office:value-type="float" office:value="0.08">
            <text:p>0.08</text:p>
          </table:table-cell>
          <table:table-cell office:value-type="string">
            <text:p>https://www.elfa.se/elfa3~dk_en/elfa/init.do?item=65-724-09</text:p>
          </table:table-cell>
          <table:table-cell table:formula="of:=[.D19]*[.E19]" office:value-type="float" office:value="0.37">
            <text:p>0.37</text:p>
          </table:table-cell>
          <table:table-cell table:formula="of:=[.D19]*[.F19]" office:value-type="float" office:value="0.08">
            <text:p>0.08</text:p>
          </table:table-cell>
        </table:table-row>
        <table:table-row table:style-name="ro1">
          <table:table-cell office:value-type="string">
            <text:p>2.2 uF C1206</text:p>
          </table:table-cell>
          <table:table-cell office:value-type="string">
            <text:p>C20</text:p>
          </table:table-cell>
          <table:table-cell office:value-type="string">
            <text:p>65-834-54</text:p>
          </table:table-cell>
          <table:table-cell office:value-type="float" office:value="1">
            <text:p>1</text:p>
          </table:table-cell>
          <table:table-cell office:value-type="float" office:value="1.09">
            <text:p>1.09</text:p>
          </table:table-cell>
          <table:table-cell office:value-type="float" office:value="0.258">
            <text:p>0.258</text:p>
          </table:table-cell>
          <table:table-cell office:value-type="string">
            <text:p>https://www.elfa.se/elfa3~dk_en/elfa/init.do?item=65-834-54</text:p>
          </table:table-cell>
          <table:table-cell table:formula="of:=[.D20]*[.E20]" office:value-type="float" office:value="1.09">
            <text:p>1.09</text:p>
          </table:table-cell>
          <table:table-cell table:formula="of:=[.D20]*[.F20]" office:value-type="float" office:value="0.258">
            <text:p>0.26</text:p>
          </table:table-cell>
        </table:table-row>
        <table:table-row table:style-name="ro1">
          <table:table-cell office:value-type="string">
            <text:p>220uH A26GFC</text:p>
          </table:table-cell>
          <table:table-cell office:value-type="string">
            <text:p>L3</text:p>
          </table:table-cell>
          <table:table-cell office:value-type="string">
            <text:p>58-113-71</text:p>
          </table:table-cell>
          <table:table-cell office:value-type="float" office:value="1">
            <text:p>1</text:p>
          </table:table-cell>
          <table:table-cell office:value-type="float" office:value="14.6">
            <text:p>14.6</text:p>
          </table:table-cell>
          <table:table-cell office:value-type="float" office:value="9.09">
            <text:p>9.09</text:p>
          </table:table-cell>
          <table:table-cell office:value-type="string">
            <text:p>https://www.elfa.se/elfa3~dk_en/elfa/init.do?item=58-113-71</text:p>
          </table:table-cell>
          <table:table-cell table:formula="of:=[.D21]*[.E21]" office:value-type="float" office:value="14.6">
            <text:p>14.60</text:p>
          </table:table-cell>
          <table:table-cell table:formula="of:=[.D21]*[.F21]" office:value-type="float" office:value="9.09">
            <text:p>9.09</text:p>
          </table:table-cell>
        </table:table-row>
        <table:table-row table:style-name="ro1">
          <table:table-cell office:value-type="string">
            <text:p>22k 0805</text:p>
          </table:table-cell>
          <table:table-cell office:value-type="string">
            <text:p>R45</text:p>
          </table:table-cell>
          <table:table-cell office:value-type="string">
            <text:p>60-178-18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8-18</text:p>
          </table:table-cell>
          <table:table-cell table:formula="of:=[.D22]*[.E22]" office:value-type="float" office:value="0.712">
            <text:p>0.71</text:p>
          </table:table-cell>
          <table:table-cell table:formula="of:=[.D22]*[.F22]" office:value-type="float" office:value="0.228">
            <text:p>0.23</text:p>
          </table:table-cell>
        </table:table-row>
        <table:table-row table:style-name="ro1">
          <table:table-cell office:value-type="string">
            <text:p>24LC64SN SO-08</text:p>
          </table:table-cell>
          <table:table-cell office:value-type="string">
            <text:p>IC3</text:p>
          </table:table-cell>
          <table:table-cell office:value-type="string">
            <text:p>73-786-19</text:p>
          </table:table-cell>
          <table:table-cell office:value-type="float" office:value="1">
            <text:p>1</text:p>
          </table:table-cell>
          <table:table-cell office:value-type="float" office:value="6.67">
            <text:p>6.67</text:p>
          </table:table-cell>
          <table:table-cell office:value-type="float" office:value="3.16">
            <text:p>3.16</text:p>
          </table:table-cell>
          <table:table-cell office:value-type="string">
            <text:p>https://www.elfa.se/elfa3~dk_en/elfa/init.do?item=73-786-19</text:p>
          </table:table-cell>
          <table:table-cell table:formula="of:=[.D23]*[.E23]" office:value-type="float" office:value="6.67">
            <text:p>6.67</text:p>
          </table:table-cell>
          <table:table-cell table:formula="of:=[.D23]*[.F23]" office:value-type="float" office:value="3.16">
            <text:p>3.16</text:p>
          </table:table-cell>
        </table:table-row>
        <table:table-row table:style-name="ro1">
          <table:table-cell office:value-type="string">
            <text:p>25MHz HC49UP</text:p>
          </table:table-cell>
          <table:table-cell office:value-type="string">
            <text:p>Q1</text:p>
          </table:table-cell>
          <table:table-cell office:value-type="string">
            <text:p>74-521-96</text:p>
          </table:table-cell>
          <table:table-cell office:value-type="float" office:value="1">
            <text:p>1</text:p>
          </table:table-cell>
          <table:table-cell office:value-type="float" office:value="4.77">
            <text:p>4.77</text:p>
          </table:table-cell>
          <table:table-cell office:value-type="float" office:value="2.79">
            <text:p>2.79</text:p>
          </table:table-cell>
          <table:table-cell office:value-type="string">
            <text:p>https://www.elfa.se/elfa3~dk_en/elfa/init.do?item=74-521-96</text:p>
          </table:table-cell>
          <table:table-cell table:formula="of:=[.D24]*[.E24]" office:value-type="float" office:value="4.77">
            <text:p>4.77</text:p>
          </table:table-cell>
          <table:table-cell table:formula="of:=[.D24]*[.F24]" office:value-type="float" office:value="2.79">
            <text:p>2.79</text:p>
          </table:table-cell>
        </table:table-row>
        <table:table-row table:style-name="ro1">
          <table:table-cell office:value-type="string">
            <text:p>270 0805</text:p>
          </table:table-cell>
          <table:table-cell office:value-type="string">
            <text:p>R7</text:p>
          </table:table-cell>
          <table:table-cell office:value-type="string">
            <text:p>60-173-54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3-54</text:p>
          </table:table-cell>
          <table:table-cell table:formula="of:=[.D25]*[.E25]" office:value-type="float" office:value="0.712">
            <text:p>0.71</text:p>
          </table:table-cell>
          <table:table-cell table:formula="of:=[.D25]*[.F25]" office:value-type="float" office:value="0.228">
            <text:p>0.23</text:p>
          </table:table-cell>
        </table:table-row>
        <table:table-row table:style-name="ro1">
          <table:table-cell office:value-type="string">
            <text:p>2k7 0805</text:p>
          </table:table-cell>
          <table:table-cell office:value-type="string">
            <text:p>R10</text:p>
          </table:table-cell>
          <table:table-cell office:value-type="string">
            <text:p>60-175-94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5-94</text:p>
          </table:table-cell>
          <table:table-cell table:formula="of:=[.D26]*[.E26]" office:value-type="float" office:value="0.712">
            <text:p>0.71</text:p>
          </table:table-cell>
          <table:table-cell table:formula="of:=[.D26]*[.F26]" office:value-type="float" office:value="0.228">
            <text:p>0.23</text:p>
          </table:table-cell>
        </table:table-row>
        <table:table-row table:style-name="ro1">
          <table:table-cell office:value-type="string">
            <text:p>330R 0805</text:p>
          </table:table-cell>
          <table:table-cell office:value-type="string">
            <text:p>R44</text:p>
          </table:table-cell>
          <table:table-cell office:value-type="string">
            <text:p>60-173-70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3-70</text:p>
          </table:table-cell>
          <table:table-cell table:formula="of:=[.D27]*[.E27]" office:value-type="float" office:value="0.712">
            <text:p>0.71</text:p>
          </table:table-cell>
          <table:table-cell table:formula="of:=[.D27]*[.F27]" office:value-type="float" office:value="0.228">
            <text:p>0.23</text:p>
          </table:table-cell>
        </table:table-row>
        <table:table-row table:style-name="ro1">
          <table:table-cell office:value-type="string">
            <text:p>33nF 0805</text:p>
          </table:table-cell>
          <table:table-cell office:value-type="string">
            <text:p>C22</text:p>
          </table:table-cell>
          <table:table-cell office:value-type="string">
            <text:p>65-766-72</text:p>
          </table:table-cell>
          <table:table-cell office:value-type="float" office:value="1">
            <text:p>1</text:p>
          </table:table-cell>
          <table:table-cell table:number-columns-repeated="2" office:value-type="float" office:value="0.08">
            <text:p>0.08</text:p>
          </table:table-cell>
          <table:table-cell office:value-type="string">
            <text:p>https://www.elfa.se/elfa3~dk_en/elfa/init.do?item=65-766-72</text:p>
          </table:table-cell>
          <table:table-cell table:formula="of:=[.D28]*[.E28]" office:value-type="float" office:value="0.08">
            <text:p>0.08</text:p>
          </table:table-cell>
          <table:table-cell table:formula="of:=[.D28]*[.F28]" office:value-type="float" office:value="0.08">
            <text:p>0.08</text:p>
          </table:table-cell>
        </table:table-row>
        <table:table-row table:style-name="ro1">
          <table:table-cell office:value-type="string">
            <text:p>3n3 0805</text:p>
          </table:table-cell>
          <table:table-cell office:value-type="string">
            <text:p>C24</text:p>
          </table:table-cell>
          <table:table-cell office:value-type="string">
            <text:p>65-724-10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office:value-type="float" office:value="0.08">
            <text:p>0.08</text:p>
          </table:table-cell>
          <table:table-cell office:value-type="string">
            <text:p>https://www.elfa.se/elfa3~dk_en/elfa/init.do?item=65-724-10</text:p>
          </table:table-cell>
          <table:table-cell table:formula="of:=[.D29]*[.E29]" office:value-type="float" office:value="0.37">
            <text:p>0.37</text:p>
          </table:table-cell>
          <table:table-cell table:formula="of:=[.D29]*[.F29]" office:value-type="float" office:value="0.08">
            <text:p>0.08</text:p>
          </table:table-cell>
        </table:table-row>
        <table:table-row table:style-name="ro1">
          <table:table-cell office:value-type="string">
            <text:p>3v6 ZDIO-2.5</text:p>
          </table:table-cell>
          <table:table-cell office:value-type="string">
            <text:p>D14</text:p>
          </table:table-cell>
          <table:table-cell office:value-type="string">
            <text:p>70-091-16</text:p>
          </table:table-cell>
          <table:table-cell office:value-type="float" office:value="1">
            <text:p>1</text:p>
          </table:table-cell>
          <table:table-cell office:value-type="float" office:value="0.554">
            <text:p>0.554</text:p>
          </table:table-cell>
          <table:table-cell office:value-type="float" office:value="0.356">
            <text:p>0.356</text:p>
          </table:table-cell>
          <table:table-cell office:value-type="string">
            <text:p>https://www.elfa.se/elfa3~dk_en/elfa/init.do?item=70-091-16</text:p>
          </table:table-cell>
          <table:table-cell table:formula="of:=[.D30]*[.E30]" office:value-type="float" office:value="0.554">
            <text:p>0.55</text:p>
          </table:table-cell>
          <table:table-cell table:formula="of:=[.D30]*[.F30]" office:value-type="float" office:value="0.356">
            <text:p>0.36</text:p>
          </table:table-cell>
        </table:table-row>
        <table:table-row table:style-name="ro1">
          <table:table-cell office:value-type="string">
            <text:p>470 0805</text:p>
          </table:table-cell>
          <table:table-cell office:value-type="string">
            <text:p>R1 R2 R13 R15</text:p>
          </table:table-cell>
          <table:table-cell office:value-type="string">
            <text:p>60-174-12</text:p>
          </table:table-cell>
          <table:table-cell office:value-type="float" office:value="4">
            <text:p>4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4-12</text:p>
          </table:table-cell>
          <table:table-cell table:formula="of:=[.D31]*[.E31]" office:value-type="float" office:value="2.848">
            <text:p>2.85</text:p>
          </table:table-cell>
          <table:table-cell table:formula="of:=[.D31]*[.F31]" office:value-type="float" office:value="0.912">
            <text:p>0.91</text:p>
          </table:table-cell>
        </table:table-row>
        <table:table-row table:style-name="ro1">
          <table:table-cell office:value-type="string">
            <text:p>4k3 0805</text:p>
          </table:table-cell>
          <table:table-cell office:value-type="string">
            <text:p>R37</text:p>
          </table:table-cell>
          <table:table-cell office:value-type="string">
            <text:p>60-176-44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6-44</text:p>
          </table:table-cell>
          <table:table-cell table:formula="of:=[.D32]*[.E32]" office:value-type="float" office:value="0.712">
            <text:p>0.71</text:p>
          </table:table-cell>
          <table:table-cell table:formula="of:=[.D32]*[.F32]" office:value-type="float" office:value="0.228">
            <text:p>0.23</text:p>
          </table:table-cell>
        </table:table-row>
        <table:table-row table:style-name="ro1">
          <table:table-cell office:value-type="string">
            <text:p>4k7 0805</text:p>
          </table:table-cell>
          <table:table-cell office:value-type="string">
            <text:p>R12 R14 R33 R35 R51</text:p>
          </table:table-cell>
          <table:table-cell office:value-type="string">
            <text:p>60-176-51</text:p>
          </table:table-cell>
          <table:table-cell office:value-type="float" office:value="5">
            <text:p>5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6-51</text:p>
          </table:table-cell>
          <table:table-cell table:formula="of:=[.D33]*[.E33]" office:value-type="float" office:value="3.56">
            <text:p>3.56</text:p>
          </table:table-cell>
          <table:table-cell table:formula="of:=[.D33]*[.F33]" office:value-type="float" office:value="1.14">
            <text:p>1.14</text:p>
          </table:table-cell>
        </table:table-row>
        <table:table-row table:style-name="ro1">
          <table:table-cell office:value-type="string">
            <text:p>50 0805</text:p>
          </table:table-cell>
          <table:table-cell office:value-type="string">
            <text:p>R3 R4 R5 R6</text:p>
          </table:table-cell>
          <table:table-cell office:value-type="string">
            <text:p>60-171-80</text:p>
          </table:table-cell>
          <table:table-cell office:value-type="float" office:value="4">
            <text:p>4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1-80</text:p>
          </table:table-cell>
          <table:table-cell table:formula="of:=[.D34]*[.E34]" office:value-type="float" office:value="2.848">
            <text:p>2.85</text:p>
          </table:table-cell>
          <table:table-cell table:formula="of:=[.D34]*[.F34]" office:value-type="float" office:value="0.912">
            <text:p>0.91</text:p>
          </table:table-cell>
        </table:table-row>
        <table:table-row table:style-name="ro1">
          <table:table-cell office:value-type="string">
            <text:p>5k6 0805</text:p>
          </table:table-cell>
          <table:table-cell office:value-type="string">
            <text:p>R52</text:p>
          </table:table-cell>
          <table:table-cell office:value-type="string">
            <text:p>60-176-77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6-77</text:p>
          </table:table-cell>
          <table:table-cell table:formula="of:=[.D35]*[.E35]" office:value-type="float" office:value="0.712">
            <text:p>0.71</text:p>
          </table:table-cell>
          <table:table-cell table:formula="of:=[.D35]*[.F35]" office:value-type="float" office:value="0.228">
            <text:p>0.23</text:p>
          </table:table-cell>
        </table:table-row>
        <table:table-row table:style-name="ro1">
          <table:table-cell office:value-type="string">
            <text:p>6k2 0805</text:p>
          </table:table-cell>
          <table:table-cell office:value-type="string">
            <text:p>R34</text:p>
          </table:table-cell>
          <table:table-cell office:value-type="string">
            <text:p>60-176-85</text:p>
          </table:table-cell>
          <table:table-cell office:value-type="float" office:value="1">
            <text:p>1</text:p>
          </table:table-cell>
          <table:table-cell office:value-type="float" office:value="0.712">
            <text:p>0.712</text:p>
          </table:table-cell>
          <table:table-cell office:value-type="float" office:value="0.228">
            <text:p>0.228</text:p>
          </table:table-cell>
          <table:table-cell office:value-type="string">
            <text:p>https://www.elfa.se/elfa3~dk_en/elfa/init.do?item=60-176-85</text:p>
          </table:table-cell>
          <table:table-cell table:formula="of:=[.D36]*[.E36]" office:value-type="float" office:value="0.712">
            <text:p>0.71</text:p>
          </table:table-cell>
          <table:table-cell table:formula="of:=[.D36]*[.F36]" office:value-type="float" office:value="0.228">
            <text:p>0.23</text:p>
          </table:table-cell>
        </table:table-row>
        <table:table-row table:style-name="ro1">
          <table:table-cell office:value-type="string">
            <text:p>749010011 SMD</text:p>
          </table:table-cell>
          <table:table-cell office:value-type="string">
            <text:p>U$1</text:p>
          </table:table-cell>
          <table:table-cell office:value-type="string">
            <text:p>58-578-70</text:p>
          </table:table-cell>
          <table:table-cell office:value-type="float" office:value="1">
            <text:p>1</text:p>
          </table:table-cell>
          <table:table-cell office:value-type="float" office:value="34.6">
            <text:p>34.6</text:p>
          </table:table-cell>
          <table:table-cell office:value-type="float" office:value="21.7">
            <text:p>21.7</text:p>
          </table:table-cell>
          <table:table-cell office:value-type="string">
            <text:p>https://www.elfa.se/elfa3~dk_en/elfa/init.do?item=58-578-70</text:p>
          </table:table-cell>
          <table:table-cell table:formula="of:=[.D37]*[.E37]" office:value-type="float" office:value="34.6">
            <text:p>34.60</text:p>
          </table:table-cell>
          <table:table-cell table:formula="of:=[.D37]*[.F37]" office:value-type="float" office:value="21.7">
            <text:p>21.70</text:p>
          </table:table-cell>
        </table:table-row>
        <table:table-row table:style-name="ro1">
          <table:table-cell office:value-type="string">
            <text:p>ATmega168 TQFP32-08</text:p>
          </table:table-cell>
          <table:table-cell office:value-type="string">
            <text:p>IC2</text:p>
          </table:table-cell>
          <table:table-cell office:value-type="string">
            <text:p>73-647-08</text:p>
          </table:table-cell>
          <table:table-cell office:value-type="float" office:value="1">
            <text:p>1</text:p>
          </table:table-cell>
          <table:table-cell office:value-type="float" office:value="39.2">
            <text:p>39.2</text:p>
          </table:table-cell>
          <table:table-cell office:value-type="float" office:value="19">
            <text:p>19</text:p>
          </table:table-cell>
          <table:table-cell office:value-type="string">
            <text:p>https://www.elfa.se/elfa3~dk_en/elfa/init.do?item=73-647-08</text:p>
          </table:table-cell>
          <table:table-cell table:formula="of:=[.D38]*[.E38]" office:value-type="float" office:value="39.2">
            <text:p>39.20</text:p>
          </table:table-cell>
          <table:table-cell table:formula="of:=[.D38]*[.F38]" office:value-type="float" office:value="19">
            <text:p>19.00</text:p>
          </table:table-cell>
        </table:table-row>
        <table:table-row table:style-name="ro1">
          <table:table-cell office:value-type="string">
            <text:p>BAV70 SOT23</text:p>
          </table:table-cell>
          <table:table-cell office:value-type="string">
            <text:p>D3 D4 D5 D6 D7 D8 D9 D10 D11 D12 D13</text:p>
          </table:table-cell>
          <table:table-cell office:value-type="string">
            <text:p>70-306-87</text:p>
          </table:table-cell>
          <table:table-cell office:value-type="float" office:value="11">
            <text:p>11</text:p>
          </table:table-cell>
          <table:table-cell office:value-type="float" office:value="1.07">
            <text:p>1.07</text:p>
          </table:table-cell>
          <table:table-cell office:value-type="float" office:value="0.321">
            <text:p>0.321</text:p>
          </table:table-cell>
          <table:table-cell office:value-type="string">
            <text:p>https://www.elfa.se/elfa3~dk_en/elfa/init.do?item=70-306-87</text:p>
          </table:table-cell>
          <table:table-cell table:formula="of:=[.D39]*[.E39]" office:value-type="float" office:value="11.77">
            <text:p>11.77</text:p>
          </table:table-cell>
          <table:table-cell table:formula="of:=[.D39]*[.F39]" office:value-type="float" office:value="3.531">
            <text:p>3.53</text:p>
          </table:table-cell>
        </table:table-row>
        <table:table-row table:style-name="ro1">
          <table:table-cell office:value-type="string">
            <text:p>BC807 SOT-23</text:p>
          </table:table-cell>
          <table:table-cell office:value-type="string">
            <text:p>T3</text:p>
          </table:table-cell>
          <table:table-cell office:value-type="string">
            <text:p>71-311-98</text:p>
          </table:table-cell>
          <table:table-cell office:value-type="float" office:value="1">
            <text:p>1</text:p>
          </table:table-cell>
          <table:table-cell office:value-type="float" office:value="0.409">
            <text:p>0.409</text:p>
          </table:table-cell>
          <table:table-cell office:value-type="float" office:value="0.281">
            <text:p>0.281</text:p>
          </table:table-cell>
          <table:table-cell office:value-type="string">
            <text:p>https://www.elfa.se/elfa3~dk_en/elfa/init.do?item=71-311-98</text:p>
          </table:table-cell>
          <table:table-cell table:formula="of:=[.D40]*[.E40]" office:value-type="float" office:value="0.409">
            <text:p>0.41</text:p>
          </table:table-cell>
          <table:table-cell table:formula="of:=[.D40]*[.F40]" office:value-type="float" office:value="0.281">
            <text:p>0.28</text:p>
          </table:table-cell>
        </table:table-row>
        <table:table-row table:style-name="ro1">
          <table:table-cell office:value-type="string">
            <text:p>BC817 SOT-23</text:p>
          </table:table-cell>
          <table:table-cell office:value-type="string">
            <text:p>T1 T2 T4 T5</text:p>
          </table:table-cell>
          <table:table-cell office:value-type="string">
            <text:p>71-311-95</text:p>
          </table:table-cell>
          <table:table-cell office:value-type="float" office:value="4">
            <text:p>4</text:p>
          </table:table-cell>
          <table:table-cell office:value-type="float" office:value="0.338">
            <text:p>0.338</text:p>
          </table:table-cell>
          <table:table-cell office:value-type="float" office:value="0.233">
            <text:p>0.233</text:p>
          </table:table-cell>
          <table:table-cell office:value-type="string">
            <text:p>https://www.elfa.se/elfa3~dk_en/elfa/init.do?item=71-311-95</text:p>
          </table:table-cell>
          <table:table-cell table:formula="of:=[.D41]*[.E41]" office:value-type="float" office:value="1.352">
            <text:p>1.35</text:p>
          </table:table-cell>
          <table:table-cell table:formula="of:=[.D41]*[.F41]" office:value-type="float" office:value="0.932">
            <text:p>0.93</text:p>
          </table:table-cell>
        </table:table-row>
        <table:table-row table:style-name="ro1">
          <table:table-cell office:value-type="string">
            <text:p>ENC28J60SS SSOP28</text:p>
          </table:table-cell>
          <table:table-cell office:value-type="string">
            <text:p>IC1</text:p>
          </table:table-cell>
          <table:table-cell office:value-type="string">
            <text:p>73-867-45</text:p>
          </table:table-cell>
          <table:table-cell office:value-type="float" office:value="1">
            <text:p>1</text:p>
          </table:table-cell>
          <table:table-cell office:value-type="float" office:value="19.8">
            <text:p>19.8</text:p>
          </table:table-cell>
          <table:table-cell office:value-type="float" office:value="15.3">
            <text:p>15.3</text:p>
          </table:table-cell>
          <table:table-cell office:value-type="string">
            <text:p>https://www.elfa.se/elfa3~dk_en/elfa/init.do?item=73-867-45</text:p>
          </table:table-cell>
          <table:table-cell table:formula="of:=[.D42]*[.E42]" office:value-type="float" office:value="19.8">
            <text:p>19.80</text:p>
          </table:table-cell>
          <table:table-cell table:formula="of:=[.D42]*[.F42]" office:value-type="float" office:value="15.3">
            <text:p>15.30</text:p>
          </table:table-cell>
        </table:table-row>
        <table:table-row table:style-name="ro1">
          <table:table-cell office:value-type="string">
            <text:p>G5SB G5SB</text:p>
          </table:table-cell>
          <table:table-cell office:value-type="string">
            <text:p>K1 K2</text:p>
          </table:table-cell>
          <table:table-cell office:value-type="string">
            <text:p>37-071-31</text:p>
          </table:table-cell>
          <table:table-cell office:value-type="float" office:value="2">
            <text:p>2</text:p>
          </table:table-cell>
          <table:table-cell office:value-type="float" office:value="15.9">
            <text:p>15.9</text:p>
          </table:table-cell>
          <table:table-cell office:value-type="float" office:value="12">
            <text:p>12</text:p>
          </table:table-cell>
          <table:table-cell office:value-type="string">
            <text:p>https://www.elfa.se/elfa3~dk_en/elfa/init.do?item=37-071-31</text:p>
          </table:table-cell>
          <table:table-cell table:formula="of:=[.D43]*[.E43]" office:value-type="float" office:value="31.8">
            <text:p>31.80</text:p>
          </table:table-cell>
          <table:table-cell table:formula="of:=[.D43]*[.F43]" office:value-type="float" office:value="24">
            <text:p>24.00</text:p>
          </table:table-cell>
        </table:table-row>
        <table:table-row table:style-name="ro1">
          <table:table-cell office:value-type="string">
            <text:p>GPIO MA06-2</text:p>
          </table:table-cell>
          <table:table-cell office:value-type="string">
            <text:p>SV3</text:p>
          </table:table-cell>
          <table:table-cell office:value-type="string">
            <text:p>43-839-24</text:p>
          </table:table-cell>
          <table:table-cell table:style-name="ce1" table:formula="of:=1/6" office:value-type="float" office:value="0.166666666666667">
            <text:p>0.166666666666667</text:p>
          </table:table-cell>
          <table:table-cell office:value-type="float" office:value="20.7">
            <text:p>20.7</text:p>
          </table:table-cell>
          <table:table-cell office:value-type="float" office:value="17">
            <text:p>17</text:p>
          </table:table-cell>
          <table:table-cell office:value-type="string">
            <text:p>https://www.elfa.se/elfa3~dk_en/elfa/init.do?item=43-839-24</text:p>
          </table:table-cell>
          <table:table-cell table:formula="of:=[.D44]*[.E44]" office:value-type="float" office:value="3.45">
            <text:p>3.45</text:p>
          </table:table-cell>
          <table:table-cell table:formula="of:=[.D44]*[.F44]" office:value-type="float" office:value="2.83333333333333">
            <text:p>2.83</text:p>
          </table:table-cell>
        </table:table-row>
        <table:table-row table:style-name="ro1">
          <table:table-cell office:value-type="string">
            <text:p>ICSP MA03-2</text:p>
          </table:table-cell>
          <table:table-cell office:value-type="string">
            <text:p>SV1</text:p>
          </table:table-cell>
          <table:table-cell office:value-type="string">
            <text:p>43-839-24</text:p>
          </table:table-cell>
          <table:table-cell table:formula="of:=1/12" office:value-type="float" office:value="0.0833333333333333">
            <text:p>0.0833333333333333</text:p>
          </table:table-cell>
          <table:table-cell office:value-type="float" office:value="20.7">
            <text:p>20.7</text:p>
          </table:table-cell>
          <table:table-cell office:value-type="float" office:value="17">
            <text:p>17</text:p>
          </table:table-cell>
          <table:table-cell office:value-type="string">
            <text:p>https://www.elfa.se/elfa3~dk_en/elfa/init.do?item=43-839-24</text:p>
          </table:table-cell>
          <table:table-cell table:formula="of:=[.D45]*[.E45]" office:value-type="float" office:value="1.725">
            <text:p>1.73</text:p>
          </table:table-cell>
          <table:table-cell table:formula="of:=[.D45]*[.F45]" office:value-type="float" office:value="1.41666666666667">
            <text:p>1.42</text:p>
          </table:table-cell>
        </table:table-row>
        <table:table-row table:style-name="ro1">
          <table:table-cell office:value-type="string">
            <text:p>L4960 HEPTAWATT</text:p>
          </table:table-cell>
          <table:table-cell office:value-type="string">
            <text:p>IC5</text:p>
          </table:table-cell>
          <table:table-cell office:value-type="string">
            <text:p>73-132-34</text:p>
          </table:table-cell>
          <table:table-cell office:value-type="float" office:value="1">
            <text:p>1</text:p>
          </table:table-cell>
          <table:table-cell office:value-type="float" office:value="12.3">
            <text:p>12.3</text:p>
          </table:table-cell>
          <table:table-cell office:value-type="float" office:value="10.2">
            <text:p>10.2</text:p>
          </table:table-cell>
          <table:table-cell office:value-type="string">
            <text:p>https://www.elfa.se/elfa3~dk_en/elfa/init.do?item=73-132-34</text:p>
          </table:table-cell>
          <table:table-cell table:formula="of:=[.D46]*[.E46]" office:value-type="float" office:value="12.3">
            <text:p>12.30</text:p>
          </table:table-cell>
          <table:table-cell table:formula="of:=[.D46]*[.F46]" office:value-type="float" office:value="10.2">
            <text:p>10.20</text:p>
          </table:table-cell>
        </table:table-row>
        <table:table-row table:style-name="ro1">
          <table:table-cell office:value-type="string">
            <text:p>LD117AS33TR SOT223</text:p>
          </table:table-cell>
          <table:table-cell office:value-type="string">
            <text:p>IC4</text:p>
          </table:table-cell>
          <table:table-cell office:value-type="string">
            <text:p>73-067-85</text:p>
          </table:table-cell>
          <table:table-cell office:value-type="float" office:value="1">
            <text:p>1</text:p>
          </table:table-cell>
          <table:table-cell office:value-type="float" office:value="6.67">
            <text:p>6.67</text:p>
          </table:table-cell>
          <table:table-cell office:value-type="float" office:value="4.03">
            <text:p>4.03</text:p>
          </table:table-cell>
          <table:table-cell office:value-type="string">
            <text:p>https://www.elfa.se/elfa3~dk_en/elfa/init.do?item=73-067-85</text:p>
          </table:table-cell>
          <table:table-cell table:formula="of:=[.D47]*[.E47]" office:value-type="float" office:value="6.67">
            <text:p>6.67</text:p>
          </table:table-cell>
          <table:table-cell table:formula="of:=[.D47]*[.F47]" office:value-type="float" office:value="4.03">
            <text:p>4.03</text:p>
          </table:table-cell>
        </table:table-row>
        <table:table-row table:style-name="ro1">
          <table:table-cell office:value-type="string">
            <text:p>LMC6482 SO08</text:p>
          </table:table-cell>
          <table:table-cell office:value-type="string">
            <text:p>IC6</text:p>
          </table:table-cell>
          <table:table-cell office:value-type="string">
            <text:p>73-275-62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office:value-type="float" office:value="8.14">
            <text:p>8.14</text:p>
          </table:table-cell>
          <table:table-cell office:value-type="string">
            <text:p>https://www.elfa.se/elfa3~dk_en/elfa/init.do?item=73-275-62</text:p>
          </table:table-cell>
          <table:table-cell table:formula="of:=[.D48]*[.E48]" office:value-type="float" office:value="10.9">
            <text:p>10.90</text:p>
          </table:table-cell>
          <table:table-cell table:formula="of:=[.D48]*[.F48]" office:value-type="float" office:value="8.14">
            <text:p>8.14</text:p>
          </table:table-cell>
        </table:table-row>
        <table:table-row table:style-name="ro1">
          <table:table-cell office:value-type="string">
            <text:p>MC78M05CDTG DPACK</text:p>
          </table:table-cell>
          <table:table-cell office:value-type="string">
            <text:p>IC7</text:p>
          </table:table-cell>
          <table:table-cell office:value-type="string">
            <text:p>73-286-76</text:p>
          </table:table-cell>
          <table:table-cell office:value-type="float" office:value="1">
            <text:p>1</text:p>
          </table:table-cell>
          <table:table-cell office:value-type="float" office:value="2.64">
            <text:p>2.64</text:p>
          </table:table-cell>
          <table:table-cell office:value-type="float" office:value="1.84">
            <text:p>1.84</text:p>
          </table:table-cell>
          <table:table-cell office:value-type="string">
            <text:p>https://www.elfa.se/elfa3~dk_en/elfa/init.do?item=73-286-76</text:p>
          </table:table-cell>
          <table:table-cell table:formula="of:=[.D49]*[.E49]" office:value-type="float" office:value="2.64">
            <text:p>2.64</text:p>
          </table:table-cell>
          <table:table-cell table:formula="of:=[.D49]*[.F49]" office:value-type="float" office:value="1.84">
            <text:p>1.84</text:p>
          </table:table-cell>
        </table:table-row>
        <table:table-row table:style-name="ro1">
          <table:table-cell office:value-type="string">
            <text:p>RJHSE-5085 RJ45</text:p>
          </table:table-cell>
          <table:table-cell office:value-type="string">
            <text:p>BOLT KBD RFID RJ45</text:p>
          </table:table-cell>
          <table:table-cell office:value-type="string">
            <text:p>42-482-66</text:p>
          </table:table-cell>
          <table:table-cell office:value-type="float" office:value="4">
            <text:p>4</text:p>
          </table:table-cell>
          <table:table-cell office:value-type="float" office:value="12.9">
            <text:p>12.9</text:p>
          </table:table-cell>
          <table:table-cell office:value-type="float" office:value="9.82">
            <text:p>9.82</text:p>
          </table:table-cell>
          <table:table-cell office:value-type="string">
            <text:p>https://www.elfa.se/elfa3~dk_en/elfa/init.do?item=42-482-66</text:p>
          </table:table-cell>
          <table:table-cell table:formula="of:=[.D50]*[.E50]" office:value-type="float" office:value="51.6">
            <text:p>51.60</text:p>
          </table:table-cell>
          <table:table-cell table:formula="of:=[.D50]*[.F50]" office:value-type="float" office:value="39.28">
            <text:p>39.28</text:p>
          </table:table-cell>
        </table:table-row>
        <table:table-row table:style-name="ro1">
          <table:table-cell office:value-type="string">
            <text:p>bead 0204V@1</text:p>
          </table:table-cell>
          <table:table-cell office:value-type="string">
            <text:p>L4</text:p>
          </table:table-cell>
          <table:table-cell office:value-type="string">
            <text:p>58-727-00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81">
            <text:p>0.81</text:p>
          </table:table-cell>
          <table:table-cell office:value-type="string">
            <text:p>https://www.elfa.se/elfa3~dk_en/elfa/init.do?item=58-727-00</text:p>
          </table:table-cell>
          <table:table-cell table:formula="of:=[.D51]*[.E51]" office:value-type="float" office:value="1.25">
            <text:p>1.25</text:p>
          </table:table-cell>
          <table:table-cell table:formula="of:=[.D51]*[.F51]" office:value-type="float" office:value="0.81">
            <text:p>0.81</text:p>
          </table:table-cell>
        </table:table-row>
        <table:table-row table:style-name="ro1">
          <table:table-cell office:value-type="string">
            <text:p>ferrite bead 0204V@1</text:p>
          </table:table-cell>
          <table:table-cell office:value-type="string">
            <text:p>L1</text:p>
          </table:table-cell>
          <table:table-cell office:value-type="string">
            <text:p>58-727-00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81">
            <text:p>0.81</text:p>
          </table:table-cell>
          <table:table-cell office:value-type="string">
            <text:p>https://www.elfa.se/elfa3~dk_en/elfa/init.do?item=58-727-00</text:p>
          </table:table-cell>
          <table:table-cell table:formula="of:=[.D52]*[.E52]" office:value-type="float" office:value="1.25">
            <text:p>1.25</text:p>
          </table:table-cell>
          <table:table-cell table:formula="of:=[.D52]*[.F52]" office:value-type="float" office:value="0.81">
            <text:p>0.81</text:p>
          </table:table-cell>
        </table:table-row>
        <table:table-row table:style-name="ro1">
          <table:table-cell office:value-type="string">
            <text:p>serial MA06-2</text:p>
          </table:table-cell>
          <table:table-cell office:value-type="string">
            <text:p>SV2</text:p>
          </table:table-cell>
          <table:table-cell office:value-type="string">
            <text:p>43-839-24</text:p>
          </table:table-cell>
          <table:table-cell table:style-name="ce1" table:formula="of:=1/6" office:value-type="float" office:value="0.166666666666667">
            <text:p>0.166666666666667</text:p>
          </table:table-cell>
          <table:table-cell office:value-type="float" office:value="20.7">
            <text:p>20.7</text:p>
          </table:table-cell>
          <table:table-cell office:value-type="float" office:value="17">
            <text:p>17</text:p>
          </table:table-cell>
          <table:table-cell office:value-type="string">
            <text:p>https://www.elfa.se/elfa3~dk_en/elfa/init.do?item=43-839-24</text:p>
          </table:table-cell>
          <table:table-cell table:formula="of:=[.D53]*[.E53]" office:value-type="float" office:value="3.45">
            <text:p>3.45</text:p>
          </table:table-cell>
          <table:table-cell table:formula="of:=[.D53]*[.F53]" office:value-type="float" office:value="2.83333333333333">
            <text:p>2.8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2" office:value-type="string">
            <text:p>total pris for komponenter, norma og OSAA</text:p>
          </table:table-cell>
          <table:table-cell table:style-name="ce4" table:formula="of:=SUM([.H1:.H53])" office:value-type="float" office:value="344.904">
            <text:p>344.90</text:p>
          </table:table-cell>
          <table:table-cell table:style-name="ce4" table:formula="of:=SUM([.I1:.I53])" office:value-type="float" office:value="209.047333333333">
            <text:p>209.05</text:p>
          </table:table-cell>
        </table:table-row>
        <table:table-row table:style-name="ro1">
          <table:table-cell table:number-columns-repeated="6"/>
          <table:table-cell table:style-name="ce2" office:value-type="string">
            <text:p>Incl. Moms</text:p>
          </table:table-cell>
          <table:table-cell table:style-name="ce4" table:formula="of:=1.25*[.H55]" office:value-type="float" office:value="431.13">
            <text:p>431.13</text:p>
          </table:table-cell>
          <table:table-cell table:style-name="ce4" table:formula="of:=1.25*[.I55]" office:value-type="float" office:value="261.309166666667">
            <text:p>261.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7">08/27/2010</text:date>, <text:time>23:2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8-27T23:25:41</dc:date>
    <meta:generator>OpenOffice.org/3.2$Unix OpenOffice.org_project/320m12$Build-9483</meta:generator>
    <meta:editing-duration>PT00H07M18S</meta:editing-duration>
    <meta:editing-cycles>2</meta:editing-cycles>
    <meta:document-statistic meta:table-count="1" meta:cell-count="483" meta:object-count="0"/>
  </office:meta>
</office:document-meta>
</file>